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5-05-2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5-04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5-03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5-02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5-01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12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11-25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10-2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9-2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9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8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7-31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6-2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5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4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3-2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4-01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12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10-3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10-17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9-25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8-29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7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6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5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4-2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3-29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2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3-01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12-29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11-30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10-28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9-2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8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7-27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6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5-2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4-29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3-29 1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2-24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2-01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12-2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11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10-26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4864" calcext:value-type="float">
            <text:p>11.4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9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8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7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6-24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5-2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4-29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3-31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2736" calcext:value-type="float">
            <text:p>11.2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2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1-01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12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11-2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9-30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8-3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7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6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5-28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4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2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20-01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12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11-27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10-3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9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8-29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7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5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4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3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2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9-02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11-30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10-3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10-02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8-27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7-3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6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5-3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4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3-29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2-2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8-01-2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12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12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10-27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9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9-0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6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5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3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7-11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3-2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1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3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1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200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9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8664" calcext:value-type="float">
            <text:p>11.4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5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2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1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9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646073124901</text:p>
          </table:table-cell>
          <table:table-cell office:value-type="string" calcext:value-type="string">
            <text:p>VT-MJW <text:s text:c="3"/>3</text:p>
          </table:table-cell>
          <table:table-cell office:value-type="string" calcext:value-type="string">
            <text:p>195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92" meta:object-count="0"/>
    <meta:user-defined meta:name="AppVersion">3.0</meta:user-defined>
  </office:meta>
</office:document-meta>
</file>